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tinus Sans" svg:font-family="'Libertinus Sans'" style:font-family-generic="roman"/>
    <style:font-face style:name="Libertinus Serif" svg:font-family="'Libertinus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margin-left="-2cm" fo:margin-right="0cm" fo:text-align="start" style:justify-single-word="false" fo:text-indent="0cm" style:auto-text-indent="false" style:writing-mode="lr-tb"/>
    </style:style>
    <style:style style:name="P3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officeooo:rsid="000eedbc"/>
    </style:style>
    <style:style style:name="T5" style:family="text">
      <style:text-properties officeooo:rsid="00108876"/>
    </style:style>
    <style:style style:name="T6" style:family="text">
      <style:text-properties officeooo:rsid="0012481b"/>
    </style:style>
    <style:style style:name="T7" style:family="text">
      <style:text-properties officeooo:rsid="001255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ge 1.</text:span></text:p>
      <text:p text:style-name="P1"/>
      <text:p text:style-name="P1">Recepte</text:p>
      <text:p text:style-name="P1"/>
      <text:p text:style-name="P1">Le 20 février 1673 Mess<text:span text:style-name="T2">ieu</text:span>rs les modernes Maistres Bourgeois et M<text:span text:style-name="T2">aist</text:span>res des Clefs, ont receu de Mess<text:span text:style-name="T2">ieu</text:span>rs les anciens M<text:span text:style-name="T2">aist</text:span>res Bourgeois et M<text:span text:style-name="T2">aist</text:span>res des Clefs à forme du precedent carnet en argent content la som<text:span text:style-name="T2">m</text:span>e de six Cent quattre vingt cinq livres et huict gros</text:p>
      <text:p text:style-name="P1">cy argent<text:tab/><text:span text:style-name="T2">lb</text:span> 69 – 8 <text:span text:style-name="T2">gros</text:span></text:p>
      <text:p text:style-name="P1"/>
      <text:p text:style-name="P1">Il a esté vandu une corniche à Mons<text:span text:style-name="T2">ieur</text:span> le M<text:span text:style-name="T2">aist</text:span>re Bourgeois Perrot pour son nepveu, qui a peté 74 <text:span text:style-name="T2">lb</text:span> au prix de cinq crutzer la livre dont il a fait payement par le moyen de quattre journées d’houes? à Elie Doudiet et un escu blanc po<text:span text:style-name="T2">u</text:span>r des attestations po<text:span text:style-name="T2">u</text:span>r la mont* de la Joux, et quatorze batz et demi de livre d’argent content mis dans le garderobe pour faire l’entier payement de ladite corniche</text:p>
      <text:p text:style-name="P1">cy<text:tab/><text:span text:style-name="T2">lb</text:span> 3 – 10 <text:span text:style-name="T2">gros et demi</text:span></text:p>
      <text:p text:style-name="P1"/>
      <text:p text:style-name="P1"><text:span text:style-name="T1">page 2.</text:span></text:p>
      <text:p text:style-name="P1"/>
      <text:p text:style-name="P1">Deslivrance</text:p>
      <text:p text:style-name="P1"/>
      <text:p text:style-name="P1">Le 20e février 1673 il a esté payé de l’argent cy constre à Mons<text:span text:style-name="T2">ieu</text:span>r l’Ancien M<text:span text:style-name="T2">aist</text:span>re Bourgeois Chambrier la Som<text:span text:style-name="T2">m</text:span>e de Cent soixante six livre - neuf gros pour fourniture qu’il a faite po<text:span text:style-name="T2">u</text:span>r la ville dès le mois d’Aoust passé jusqu’à p<text:span text:style-name="T2">résen</text:span>t ainsi qu’appert par les parties retirées</text:p>
      <text:p text:style-name="P1">cy<text:tab/><text:span text:style-name="T2">lb</text:span> 166 – 9 <text:span text:style-name="T2">gros</text:span></text:p>
      <text:p text:style-name="P1"/>
      <text:p text:style-name="P1">Le <text:span text:style-name="T2">mesme</text:span> Jour delivré au s<text:span text:style-name="T2">eigneu</text:span>r M<text:span text:style-name="T2">aist</text:span>re Bourgeois Meuron tant pour quatre journées amployées à la procedure tenue contre le serviteur d’Élie l’Escuyer, que pour censes deues au s<text:span text:style-name="T2">eigneu</text:span>r Simeon Boyne, pour l’article de Daniel Burry dehu à la Maladiere, somme de dix huict livres et neuf gros</text:p>
      <text:p text:style-name="P1">cy<text:tab/>xviii <text:span text:style-name="T2">lb</text:span> ix <text:span text:style-name="T2">gros</text:span></text:p>
      <text:p text:style-name="P1"/>
      <text:p text:style-name="P1">Le mesme Jour delivré au s<text:span text:style-name="T2">eigneu</text:span>r ancien M<text:span text:style-name="T2">aist</text:span>re des Clefs Henry Dalemagne la partie de quinze livres, tant po<text:span text:style-name="T2">u</text:span>r quatre journées amployées à la poursuite contre le serviteur d’Elie l’Escuyer, que pour une journée amployée à mettre en escript et dresser le rolle des estrangers</text:p>
      <text:p text:style-name="P1">cy<text:tab/>xv <text:span text:style-name="T2">lb</text:span></text:p>
      <text:p text:style-name="P1"/>
      <text:p text:style-name="P1">Le 22 feb<text:span text:style-name="T2">vrier</text:span> 1673 delivré quatre batz pour un escu <text:span text:style-name="T2">de Lausane?</text:span> enfant qui est sauteur</text:p>
      <text:p text:style-name="P1">cy<text:tab/>i <text:span text:style-name="T2">lb</text:span></text:p>
      <text:p text:style-name="P1"/>
      <text:p text:style-name="P1">Le <text:span text:style-name="T2">mesme</text:span> jour delivré trois livres à Jaques André de Vallongin en Charité</text:p>
      <text:p text:style-name="P1">cy<text:tab/>iii <text:span text:style-name="T2">lb</text:span></text:p>
      <text:p text:style-name="P1"/>
      <text:p text:style-name="P1"><text:span text:style-name="T1">page 3.</text:span></text:p>
      <text:p text:style-name="P1"/>
      <text:p text:style-name="P1"><text:soft-page-break/>Recepte</text:p>
      <text:p text:style-name="P1"/>
      <text:p text:style-name="P1">Le 6 Mars 1673 receu de Monsieur Jonas Rougemond la some de cenq cent vingt huict livres foibles pour la quart part de la some queytoit due à Monsieur par feu Mons<text:span text:style-name="T2">ieu</text:span>r <text:span text:style-name="T2">Maistre?</text:span> Bourgeois Rougemond son père, arrangé d’obligation contre argent? Mon<text:span text:style-name="T2">sieur</text:span> **** Jacques Gambrise. Laquelle aussi baiée pour son **** son cohéritiers obliger à Mongsieur.</text:p>
      <text:p text:style-name="P1">cy<text:tab/>v<text:span text:style-name="T3">c</text:span>-xxviii <text:span text:style-name="T2">lb</text:span></text:p>
      <text:p text:style-name="P1"/>
      <text:p text:style-name="P1">Ledit jour 6 Mars receu de David Dardel arjants pour le regle en l’obligation qu’il devin? à M<text:span text:style-name="T2">onsieur?</text:span> vingt neuf livres: R. Mersay? aussi rendue come intivi*** aquistées ******tie dis soluits ******* sur ceste qui estoit? pour arjant de deux m****is.</text:p>
      <text:p text:style-name="P1"><text:tab/>xxix <text:span text:style-name="T2">lb</text:span></text:p>
      <text:p text:style-name="P1"/>
      <text:p text:style-name="P1">Encores le <text:span text:style-name="T2">mesme</text:span> *our receu du Noble Louys Mi********** soixante livres pour la remise que Monsieur Louys ont faits de *** mercie? à s** dezquels argent escu par tant Maistre feu Daniel Brusard de Cormendrenge donant luy aussi expedié</text:p>
      <text:p text:style-name="P1">cy<text:tab/>Lx <text:span text:style-name="T2">lb</text:span></text:p>
      <text:p text:style-name="P1"/>
      <text:p text:style-name="P1"><text:span text:style-name="T1">page 4.</text:span></text:p>
      <text:p text:style-name="P1"/>
      <text:p text:style-name="P1">Delivrance</text:p>
      <text:p text:style-name="P1"/>
      <text:p text:style-name="P1">Le 26<text:span text:style-name="T3">e</text:span> de febvrier 1673: delivré pour la visite des escholliers de tatement du vin pour les Bordes?.</text:p>
      <text:p text:style-name="P1">cy<text:tab/>i<text:span text:style-name="T3">C</text:span>xxx <text:span text:style-name="T2">lb</text:span></text:p>
      <text:p text:style-name="P1"/>
      <text:p text:style-name="P1">Le 27<text:span text:style-name="T3">e</text:span> du <text:span text:style-name="T2">mesme</text:span>: delivré à devoirs particuliers pour tout le vin amployé le jour que l’on traicta Monseign<text:span text:style-name="T2">eu</text:span>r le Gouverneur Monsieur David et Messieurs du Conseil d’Estat la som<text:span text:style-name="T2">m</text:span>e de trente cinq livres</text:p>
      <text:p text:style-name="P1">cy<text:tab/>xxxv <text:span text:style-name="T2">lb</text:span></text:p>
      <text:p text:style-name="P1"/>
      <text:p text:style-name="P1">Le 20<text:span text:style-name="T3">e</text:span> Mars 1673 deslivré au S<text:span text:style-name="T2">eigneu</text:span>r Maistre Bourgeois Abraham Bullot et M<text:span text:style-name="T2">aist</text:span>re des Clefs Ostervald la somme de cent trois livres, et neuf gros pour toutes despance et journées d’eux et des leurs chevaux amployées en un voyage fait à Solleur.</text:p>
      <text:p text:style-name="P1">cy<text:tab/><text:span text:style-name="T2">lb</text:span> 103 – 9 <text:span text:style-name="T2">gros</text:span></text:p>
      <text:p text:style-name="P1"/>
      <text:p text:style-name="P1">Ledit jour livré au M<text:span text:style-name="T2">aist</text:span>re des Clefs Ostervald la somme de septante cinq livres et trois gros pour toutes fournitures faites pour Messieurs à forme de ses parties predites, et ce compris quinze livres qu’on a livré à Jonas Bourgeois pour les voi<text:span text:style-name="T7">s</text:span>tures</text:p>
      <text:p text:style-name="P1">cy argent<text:tab/><text:span text:style-name="T2">lb</text:span> 75 – 9 <text:span text:style-name="T2">gros</text:span></text:p>
      <text:p text:style-name="P1"/>
      <text:p text:style-name="P1">Le mesme jour livré à Mons<text:span text:style-name="T2">ieu</text:span>r le M<text:span text:style-name="T2">aist</text:span>re Bourgeois Bullot trois livres et trois gros aussi pour fournitures faites pour Messieurs</text:p>
      <text:p text:style-name="P1">cy<text:tab/><text:span text:style-name="T2">lb</text:span> 3 – 3 <text:span text:style-name="T2">gros</text:span></text:p>
      <text:p text:style-name="P1"/>
      <text:p text:style-name="P1"><text:soft-page-break/>Le <text:span text:style-name="T2">mesme jour</text:span> deslivré au S<text:span text:style-name="T2">eigneu</text:span>r Maistre Bourgeois Perroud huict batz fourni com<text:span text:style-name="T2">m</text:span>e dessus:<text:tab/><text:span text:style-name="T2">lb</text:span> 2</text:p>
      <text:p text:style-name="P1"/>
      <text:p text:style-name="P1"><text:span text:style-name="T1">page 5.</text:span></text:p>
      <text:p text:style-name="P1"/>
      <text:p text:style-name="P1">Deslivrances</text:p>
      <text:p text:style-name="P1"/>
      <text:p text:style-name="P1">Le 20e de Mars 1673 deslivrés au S<text:span text:style-name="T2">eigneu</text:span>r Claudi Purri la som<text:span text:style-name="T2">m</text:span>e de Cent livres foibles à bon compte de la despance nouvelle à luy dhues par son compte dressé sur lafin lafin des comptes de ville derniers randus</text:p>
      <text:p text:style-name="P1">(Claudi Purri compté le 15 décemb<text:span text:style-name="T2">re</text:span>? 1673)</text:p>
      <text:p text:style-name="P1">cy<text:tab/><text:span text:style-name="T2">lb</text:span> 100</text:p>
      <text:p text:style-name="P1"/>
      <text:p text:style-name="P1">Le <text:span text:style-name="T2">mesme</text:span> jour deslivré à David Vattel de Peseux la somme de octante deux livres et demi pour les tournes et mieux vaillance des deux bœufs qu’il a deslivré à Messieurs contre deux autres que mess<text:span text:style-name="T2">ieu</text:span>rs luy ont livré</text:p>
      <text:p text:style-name="P1">cy<text:tab/><text:span text:style-name="T2">lb</text:span> 82 – 6 <text:span text:style-name="T2">gros</text:span></text:p>
      <text:p text:style-name="P1"/>
      <text:p text:style-name="P1">Le VI dudit deslivré au M<text:span text:style-name="T2">aist</text:span>re des Clefs Ostervald la partie des sept livres et demi pour les avoir deslivré à un estudiant qui le disoit vouloir convertir les Juifs</text:p>
      <text:p text:style-name="P1"><text:tab/><text:span text:style-name="T2">lb</text:span> 7 – 6 <text:span text:style-name="T2">gros</text:span></text:p>
      <text:p text:style-name="P1"/>
      <text:p text:style-name="P1">Le <text:span text:style-name="T2">mesme</text:span> jour livré quattre batz à Guillaume Bourgeois pour vente de son bois de la taillée</text:p>
      <text:p text:style-name="P1">cy<text:tab/><text:span text:style-name="T2">lb</text:span> 2?</text:p>
      <text:p text:style-name="P1"/>
      <text:p text:style-name="P1">Le 14 Apvril 1673 deslivré aux ouvriers allimandz qui ont travailli à la ************* du chemin du fort pour vingt &amp; une oeuvrée que trois y ont travaillé à vingt gros pour deux</text:p>
      <text:p text:style-name="P1">f**<text:tab/>xxxi <text:span text:style-name="T2">lb</text:span></text:p>
      <text:p text:style-name="P1"/>
      <text:p text:style-name="P1"><text:span text:style-name="T1">page 6.</text:span></text:p>
      <text:p text:style-name="P1"/>
      <text:p text:style-name="P1">Deslivrances</text:p>
      <text:p text:style-name="P1"/>
      <text:p text:style-name="P2">charitté {</text:p>
      <text:p text:style-name="P1">du <text:span text:style-name="T2">mesme</text:span> 14 Apvril deslivré à Manget de Geneve en charitté<text:tab/>vii <text:span text:style-name="T2">lb et demi?</text:span></text:p>
      <text:p text:style-name="P1"/>
      <text:p text:style-name="P1">plus asne fromant Aubin<text:tab/>i <text:span text:style-name="T2">lb</text:span></text:p>
      <text:p text:style-name="P1"/>
      <text:p text:style-name="P1">**** à Jacques Bi**** soub hopitallité, aussi en charitté<text:tab/>vii <text:span text:style-name="T2">lb et demi?</text:span></text:p>
      <text:p text:style-name="P1"/>
      <text:p text:style-name="P1">Restitué à Mons<text:span text:style-name="T2">ieu</text:span>r le M<text:span text:style-name="T2">aistre</text:span> Bourgeois Bullot pour argent fourni pour du au mons<text:span text:style-name="T2">ieur?</text:span><text:tab/>ii <text:span text:style-name="T2">lb et demi?</text:span></text:p>
      <text:p text:style-name="P1"/>
      <text:p text:style-name="P1">Au Sr. M<text:span text:style-name="T2">aistre</text:span> des Clafz Ostervald pour avoir fourni ceux qui ont porté la <text:span text:style-name="T6">p</text:span>oudre d<text:span text:style-name="T2">ans?</text:span> le donjon à Lausena<text:tab/>i <text:span text:style-name="T2">lb</text:span> iii <text:span text:style-name="T2">gros</text:span></text:p>
      <text:p text:style-name="P2"><text:soft-page-break/>}</text:p>
      <text:p text:style-name="P1"/>
      <text:p text:style-name="Standard"><text:span text:style-name="T5">(</text:span>S. Perrenoud<text:span text:style-name="T5">)</text:span></text:p>
      <text:p text:style-name="P1">Deslivré à M<text:span text:style-name="T2">aistre</text:span> Salomon Perrenoud pour le mestre? ** ** billet?<text:tab/>xxx <text:span text:style-name="T2">lb</text:span></text:p>
      <text:p text:style-name="P1"/>
      <text:p text:style-name="P1">à Claudy Purry acompte dès que l’ayand heü<text:tab/>xv <text:span text:style-name="T2">lb</text:span></text:p>
      <text:p text:style-name="Standard"><text:span text:style-name="T5">(</text:span>Claudy Purry: compté le 15 ******* 1673<text:span text:style-name="T5">)</text:span></text:p>
      <text:p text:style-name="P1"/>
      <text:p text:style-name="P1">Pour une rame papier cassé<text:tab/>ii <text:span text:style-name="T2">lb et demi</text:span></text:p>
      <text:p text:style-name="P1"/>
      <text:p text:style-name="P1">Le 20<text:span text:style-name="T3">e</text:span> Apvril 1673 deslivré aux guetteurs de Pollogne deux escus blancs pour leur ayder à bastir leur Eglise</text:p>
      <text:p text:style-name="P1">cy argent<text:tab/><text:span text:style-name="T2">lb</text:span> 15 <text:span text:style-name="T2">lb</text:span></text:p>
      <text:p text:style-name="P1"/>
      <text:p text:style-name="P1"><text:span text:style-name="T1">page 7.</text:span></text:p>
      <text:p text:style-name="P1"/>
      <text:p text:style-name="P1">Deslivrances</text:p>
      <text:p text:style-name="P1"><text:s/></text:p>
      <text:p text:style-name="P1">Le 29<text:span text:style-name="T3">e</text:span> Avril 1673 deslivré au S<text:span text:style-name="T2">i</text:span>re Maistre Bourgeois Perroud vingt et six batz qu’il avoit deslivré à ceux qui envoyent porté la poudre et netoyé les canons pour faire la bien venue à Mons<text:span text:style-name="T2">ieu</text:span>r le Marquis de St Micault, Mons<text:span text:style-name="T2">ieu</text:span>r A. R. Raquia et Mons<text:span text:style-name="T2">ieu</text:span>r David</text:p>
      <text:p text:style-name="P1">cy<text:tab/><text:span text:style-name="T2">lb</text:span> 6 – <text:span text:style-name="T2">gros</text:span> 6</text:p>
      <text:p text:style-name="P1"/>
      <text:p text:style-name="P1">Le premier de May tiré de l’argent de la Caisse trois cent livres, et de celuy du Sel deux cent livres qu’on a deslivré à Mess<text:span text:style-name="T2">ieu</text:span>rs les depputez qu’on a envoyé à Dijon pour voir son A<text:span text:style-name="T2">ltesse?</text:span> Monseigneur nostre Souverain prince et pour tascher de les persuader à venir dans ces pays<text:tab/> <text:span text:style-name="T2">lb</text:span> 500</text:p>
      <text:p text:style-name="P1"/>
      <text:p text:style-name="P1">Le 8<text:span text:style-name="T3">e</text:span> de May aussi an deslivré à une feme menant deux enfans qui est de la balle Ongrie vingt batz en charité</text:p>
      <text:p text:style-name="P1">cy<text:tab/><text:span text:style-name="T2">lb</text:span> 5</text:p>
      <text:p text:style-name="P1"/>
      <text:p text:style-name="P1">Le 16 de May deslivré quatre batz pour une main de papier de poster?</text:p>
      <text:p text:style-name="P1">cy<text:tab/><text:span text:style-name="T2">lb</text:span> 1</text:p>
      <text:p text:style-name="P1"/>
      <text:p text:style-name="P1"><text:span text:style-name="T1">page 8.</text:span></text:p>
      <text:p text:style-name="P1"/>
      <text:p text:style-name="P1">Recepte</text:p>
      <text:p text:style-name="P1"/>
      <text:p text:style-name="P1">Le 1 Juilllet 1673 rece<text:span text:style-name="T5">ü</text:span> de Dame Salomé Guy par les mains de Mons<text:span text:style-name="T2">ieur</text:span> le M<text:span text:style-name="T2">aistre</text:span> Bourgeois Perrot son tuteur la some de mille livres à bon compte de la livre de L<text:span text:style-name="T2">aus</text:span>ane que M<text:span text:style-name="T2">essieurs</text:span> ont faict contre le Sr. Gaspard Bourgeois come har** de feu le Sr. Samuel? Bourgeois son frère</text:p>
      <text:p text:style-name="P1">cy<text:tab/>1000 <text:span text:style-name="T2">lb</text:span></text:p>
      <text:p text:style-name="P1"/>
      <text:p text:style-name="P1">Du <text:span text:style-name="T2">mesme jour</text:span> rece<text:span text:style-name="T5">ü</text:span> des héritiers du feu le S. **** feu Samuel Boguin la some de cent quarante sept livres &amp; demi pour le capital d’une obligation qu’es de l’argent et l’espargne du 18 octobre 1659</text:p>
      <text:p text:style-name="P1"><text:soft-page-break/><text:tab/>147 <text:span text:style-name="T2">lb</text:span> 6 <text:span text:style-name="T2">gros</text:span></text:p>
      <text:p text:style-name="P1"/>
      <text:p text:style-name="P1"><text:span text:style-name="T1">page 9.</text:span></text:p>
      <text:p text:style-name="P1"/>
      <text:p text:style-name="P1">Deslivrances</text:p>
      <text:p text:style-name="P1"/>
      <text:p text:style-name="P1">Le i juillet 1673 deslivré à Mons<text:span text:style-name="T2">ieu</text:span>r le M<text:span text:style-name="T2">aist</text:span>re Bourgeois Perroud la som<text:span text:style-name="T2">m</text:span>e de deux cent trente huict livres qu’est pour les trois cences que devoit feu le S<text:span text:style-name="T2">eigneu</text:span>r Samuel Bourgeois à l’Hospital pour les années 1669, 70 et 1671, compris les frais d’une taxe et façon de lettre</text:p>
      <text:p text:style-name="P1">cy argent<text:tab/><text:span text:style-name="T2">lb</text:span> 238</text:p>
      <text:p text:style-name="P1"/>
      <text:p text:style-name="P1">Le mesme jour deslivré à Mons<text:span text:style-name="T2">ieu</text:span>r le M<text:span text:style-name="T2">aist</text:span>re Bourgois Pierre Trybollet la <text:span text:style-name="T4">s</text:span>om<text:span text:style-name="T2">m</text:span>e de deux cent quarante sept livres qu’est pour payement entier de ce qu’il leur estoit dheü des restes de leur voyage de Dijon </text:p>
      <text:p text:style-name="P1">cy argent<text:tab/><text:span text:style-name="T2">lb</text:span> 247</text:p>
      <text:p text:style-name="P1"/>
      <text:p text:style-name="P1">Du <text:span text:style-name="T2">mesme jour</text:span> deslivré en charitté à Paul Fina? ** * Ba**********cy Savage***** La Vallée d’Engrogne, allans au Palatina*</text:p>
      <text:p text:style-name="P1"><text:tab/>7 <text:span text:style-name="T2">lb</text:span> 6 <text:span text:style-name="T2">gros</text:span></text:p>
      <text:p text:style-name="P1"/>
      <text:p text:style-name="P1">Le 3e juillet deslivré en charité à Esabeau Carel cinq livres</text:p>
      <text:p text:style-name="P1"><text:tab/> <text:span text:style-name="T2">lb</text:span> 5</text:p>
      <text:p text:style-name="P1"/>
      <text:p text:style-name="P1"><text:span text:style-name="T1">page 10.</text:span></text:p>
      <text:p text:style-name="P1"/>
      <text:p text:style-name="P1">Délivrance</text:p>
      <text:p text:style-name="P1"/>
      <text:p text:style-name="P1">Le 14 de Juillet 1673 delivré au s<text:span text:style-name="T2">eigneu</text:span>r M<text:span text:style-name="T2">aist</text:span>re des Clef Ostervald la somme de soixante livres et trois gros pour toutes fournitures faictes pour Messieurs à forme de ses parties produites, de tout jusques à aujourd’hui</text:p>
      <text:p text:style-name="P1">cy<text:tab/>lx <text:span text:style-name="T2">lb</text:span> iii <text:span text:style-name="T2">gros</text:span></text:p>
      <text:p text:style-name="P1"/>
      <text:p text:style-name="P1">Le <text:span text:style-name="T2">mesme</text:span> jour delivré au S<text:span text:style-name="T2">eigneu</text:span>r M<text:span text:style-name="T2">aist</text:span>re Bourgeois Perroud la partie de trois livres et neuf gros, pour les avoir fourni au Landeron</text:p>
      <text:p text:style-name="P1">cy<text:tab/>iii <text:span text:style-name="T2">lb</text:span> ix <text:span text:style-name="T2">gros</text:span></text:p>
      <text:p text:style-name="P1"/>
      <text:p text:style-name="P1">Le mesme jour delivré au S<text:span text:style-name="T2">eigneu</text:span>r M<text:span text:style-name="T2">aist</text:span>re Bourgeois Bullot huict batz qu’il a delivré à une femme qui a guerri un tourreau malade.</text:p>
      <text:p text:style-name="P1"/>
      <text:p text:style-name="P1">cy<text:tab/>ii <text:span text:style-name="T2">lb</text:span></text:p>
      <text:p text:style-name="P1"/>
      <text:p text:style-name="P1">Le <text:span text:style-name="T2">mesme</text:span> jour delivré à un habitant de Geneve et à sa famme qui est faiseur de petites limes p<text:span text:style-name="T2">ou</text:span>r les horlogers, la partie de quinze batz en charité </text:p>
      <text:p text:style-name="P1">cy<text:tab/>iii <text:span text:style-name="T2">lb</text:span> ix <text:span text:style-name="T2">gros</text:span></text:p>
      <text:p text:style-name="P1"/>
      <text:p text:style-name="P1">Le mesme jour delivré à une femme qui a delivré de la thoille pour la robe de guette à Jean Maillier, la partie de six batz et demi.</text:p>
      <text:p text:style-name="P1"><text:soft-page-break/>cy<text:tab/>i <text:span text:style-name="T2">lb</text:span> vii <text:span text:style-name="T2">gros et demi</text:span></text:p>
      <text:p text:style-name="P1"/>
      <text:p text:style-name="P1">Le <text:span text:style-name="T2">mesme</text:span> jour delivré la partie de six livres et trois gros, pour toutes fournitures faictes po<text:span text:style-name="T2">u</text:span>r Mess<text:span text:style-name="T2">ieu</text:span>rs jusques à aujourd’hui</text:p>
      <text:p text:style-name="P1">cy<text:tab/>vi <text:span text:style-name="T2">lb</text:span> iii <text:span text:style-name="T2">gros</text:span></text:p>
      <text:p text:style-name="P1"/>
      <text:p text:style-name="P1"><text:span text:style-name="T1">page 11.</text:span></text:p>
      <text:p text:style-name="P1"/>
      <text:p text:style-name="P1">Recepte</text:p>
      <text:p text:style-name="P1"/>
      <text:p text:style-name="P1">Le 18 juillet 1673, rece<text:span text:style-name="T4">ü</text:span> de David feu le Sr. ************ *****eux la some de cent septante huict livres atant moins de l’obligation qu’il deie et espargne. mise soluit son &amp; capital ** *****. Pour six livres pour les prorrata dont cent septante huict livres de la St Martin payée jusques à p<text:span text:style-name="T2">résent</text:span>. Rendu avec le tout?</text:p>
      <text:p text:style-name="P1">(***: faudra ******** la rente?)</text:p>
      <text:p text:style-name="P1"><text:tab/>184 <text:span text:style-name="T2">lb</text:span></text:p>
      <text:p text:style-name="P1"/>
      <text:p text:style-name="P1">Le 6e Aoust 1673 rece<text:span text:style-name="T4">ü</text:span> la some de quattre cent francs que font mille livres foibles lesquelles ont esté deslivrées par Monseig<text:span text:style-name="T2">neu</text:span>r l’Ambassadeur des S* Romain à Solleur pour une pantion eschutte à la Chandeleur 1668</text:p>
      <text:p text:style-name="P1">cy argeant<text:tab/><text:span text:style-name="T2">lb</text:span> 1000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tinus Sans" svg:font-family="'Libertinus Sans'" style:font-family-generic="roman"/>
    <style:font-face style:name="Libertinus Serif" svg:font-family="'Libertinus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tinus Serif" fo:font-size="12pt" fo:language="fr" fo:country="CH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tinus Serif" fo:font-size="12pt" fo:language="fr" fo:country="CH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>
        <style:tab-stops>
          <style:tab-stop style:position="12cm" style:type="right" style:leader-style="solid" style:leader-text="·"/>
        </style:tab-stops>
      </style:paragraph-properties>
      <style:text-properties style:use-window-font-color="true" loext:opacity="0%" style:font-name="Times New Roman" fo:font-family="'Times New Roman'" style:font-family-generic="roman" fo:font-size="12pt" fo:language="fr" fo:country="CH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tinus Sans" fo:font-family="'Libertinus Sans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tinus Serif" fo:font-family="'Libertinus Serif'" style:font-family-generic="roman"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tinus Serif" fo:font-family="'Libertinus Serif'" style:font-family-generic="roman"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tinus Serif" fo:font-family="'Libertinus Serif'" style:font-family-generic="roman" style:font-name-complex="Arial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4.5cm" fo:margin-right="4.5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8T11:07:43</meta:creation-date>
    <dc:language>fr-CH</dc:language>
    <dc:date>2023-07-31T19:57:38.739000000</dc:date>
    <meta:editing-cycles>15</meta:editing-cycles>
    <meta:editing-duration>PT27M7S</meta:editing-duration>
    <meta:generator>LibreOffice/7.4.3.2$Windows_X86_64 LibreOffice_project/1048a8393ae2eeec98dff31b5c133c5f1d08b890</meta:generator>
    <meta:document-statistic meta:table-count="0" meta:image-count="0" meta:object-count="0" meta:page-count="6" meta:paragraph-count="115" meta:word-count="1692" meta:character-count="9200" meta:non-whitespace-character-count="7602"/>
    <meta:user-defined meta:name="AppVersion">15.0000</meta:user-defined>
  </office:meta>
</office:document-meta>
</file>